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0539CEC416C8E8B8C45.png" manifest:media-type="image/png"/>
  <manifest:file-entry manifest:full-path="Pictures/1008678000002D8A000002FA713F1ABC47F45807.emf" manifest:media-type="image/x-emf"/>
  <manifest:file-entry manifest:full-path="Pictures/10000001000001B90000001D031DF12C49FBDFD9.png" manifest:media-type="image/png"/>
  <manifest:file-entry manifest:full-path="Pictures/10000001000000520000001D8917F301FDF7E2C7.png" manifest:media-type="image/png"/>
  <manifest:file-entry manifest:full-path="Pictures/10004D300000086F000002FA55ECA1192C2182AD.emf" manifest:media-type="image/x-em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07fb0" officeooo:paragraph-rsid="00207fb0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P2" style:family="paragraph" style:parent-style-name="Normal">
      <style:text-properties fo:color="#000000" loext:opacity="100%" style:font-name="Atkinson Hyperlegible1" fo:text-shadow="1pt 1pt"/>
    </style:style>
    <style:style style:name="P3" style:family="paragraph" style:parent-style-name="Standard">
      <style:text-properties officeooo:paragraph-rsid="001f0151"/>
    </style:style>
    <style:style style:name="P4" style:family="paragraph" style:parent-style-name="Frame_20_contents">
      <style:paragraph-properties fo:text-align="center" style:justify-single-word="false"/>
      <style:text-properties style:font-name="Atkinson Hyperlegible" fo:font-size="16pt" officeooo:rsid="00295ca3" officeooo:paragraph-rsid="00295ca3" style:font-size-asian="16pt" style:font-size-complex="16pt"/>
    </style:style>
    <style:style style:name="P5" style:family="paragraph" style:parent-style-name="Frame_20_contents">
      <style:paragraph-properties fo:text-align="center" style:justify-single-word="false"/>
      <style:text-properties style:font-name="Atkinson Hyperlegible" fo:font-size="16pt" officeooo:rsid="002a2b12" officeooo:paragraph-rsid="002a2b12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Atkinson Hyperlegible" fo:font-size="16pt" officeooo:rsid="002c0063" officeooo:paragraph-rsid="002c0063" style:font-size-asian="16pt" style:font-size-complex="16pt"/>
    </style:style>
    <style:style style:name="P7" style:family="paragraph" style:parent-style-name="Frame_20_contents">
      <style:paragraph-properties fo:text-align="center" style:justify-single-word="false"/>
      <style:text-properties style:font-name="Atkinson Hyperlegible" fo:font-size="16pt" officeooo:rsid="002cd11f" officeooo:paragraph-rsid="002cd11f" style:font-size-asian="16pt" style:font-size-complex="16pt"/>
    </style:style>
    <style:style style:name="P8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07fb0" officeooo:paragraph-rsid="00207fb0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P9" style:family="paragraph" style:parent-style-name="Normal">
      <style:text-properties fo:color="#000000" loext:opacity="100%" style:font-name="Atkinson Hyperlegible1" fo:text-shadow="1pt 1pt"/>
    </style:style>
    <style:style style:name="P10" style:family="paragraph" style:parent-style-name="Standard" style:master-page-name="MP0">
      <style:paragraph-properties style:page-number="auto" fo:break-before="page"/>
      <style:text-properties officeooo:paragraph-rsid="001f0151"/>
    </style:style>
    <style:style style:name="P11" style:family="paragraph" style:parent-style-name="Standard">
      <style:text-properties officeooo:paragraph-rsid="001f0151"/>
    </style:style>
    <style:style style:name="P12" style:family="paragraph" style:parent-style-name="Standard">
      <style:paragraph-properties fo:break-before="page"/>
      <style:text-properties officeooo:paragraph-rsid="001f0151"/>
    </style:style>
    <style:style style:name="P13" style:family="paragraph">
      <loext:graphic-properties draw:fill-color="#e8f2a1"/>
      <style:paragraph-properties style:writing-mode="lr-tb"/>
    </style:style>
    <style:style style:name="P14" style:family="paragraph">
      <loext:graphic-properties draw:fill-color="#ffd8ce"/>
      <style:paragraph-properties style:writing-mode="lr-tb"/>
    </style:style>
    <style:style style:name="P15" style:family="paragraph">
      <loext:graphic-properties draw:fill-color="#b4c7dc"/>
      <style:paragraph-properties style:writing-mode="lr-tb"/>
    </style:style>
    <style:style style:name="P16" style:family="paragraph">
      <loext:graphic-properties draw:fill-color="#b4c7dc"/>
      <style:paragraph-properties style:writing-mode="lr-tb"/>
      <style:text-properties fo:font-size="12pt"/>
    </style:style>
    <style:style style:name="T1" style:family="text">
      <style:text-properties officeooo:rsid="0021102e"/>
    </style:style>
    <style:style style:name="T2" style:family="text">
      <style:text-properties officeooo:rsid="001b793d"/>
    </style:style>
    <style:style style:name="T3" style:family="text">
      <style:text-properties style:font-name="Atkinson Hyperlegible" fo:font-size="16pt" officeooo:rsid="0021102e" style:font-size-asian="16pt" style:font-size-complex="16pt"/>
    </style:style>
    <style:style style:name="T4" style:family="text">
      <style:text-properties officeooo:rsid="002cd11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width="0.152cm" svg:stroke-color="#468a1a" draw:marker-start-width="0.579cm" draw:marker-end-width="0.579cm" draw:fill-color="#e8f2a1" draw:textarea-horizontal-align="justify" draw:textarea-vertical-align="middle" draw:auto-grow-height="false" fo:min-height="4.046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svg:stroke-width="0.152cm" svg:stroke-color="#be480a" draw:marker-start-width="0.579cm" draw:marker-end-width="0.579cm" draw:fill-color="#ffd8ce" draw:textarea-horizontal-align="justify" draw:textarea-vertical-align="middle" draw:auto-grow-height="false" fo:min-height="4.046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svg:stroke-width="0.152cm" svg:stroke-color="#468a1a" draw:marker-start-width="0.579cm" draw:marker-end-width="0.579cm" draw:fill-color="#e8f2a1" draw:textarea-horizontal-align="justify" draw:textarea-vertical-align="middle" draw:auto-grow-height="false" fo:min-height="4.078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svg:stroke-width="0.152cm" svg:stroke-color="#468a1a" draw:marker-start-width="0.579cm" draw:marker-end-width="0.579cm" draw:fill-color="#e8f2a1" draw:textarea-horizontal-align="justify" draw:textarea-vertical-align="middle" draw:auto-grow-height="false" fo:min-height="4.14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svg:stroke-width="0.152cm" svg:stroke-color="#be480a" draw:marker-start-width="0.579cm" draw:marker-end-width="0.579cm" draw:fill-color="#ffd8ce" draw:textarea-horizontal-align="justify" draw:textarea-vertical-align="middle" draw:auto-grow-height="false" fo:min-height="4.078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svg:stroke-width="0.152cm" draw:marker-start-width="0.579cm" draw:marker-end-width="0.579cm" draw:fill-color="#b4c7dc" draw:textarea-horizontal-align="justify" draw:textarea-vertical-align="middle" draw:auto-grow-height="false" fo:min-height="4.046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 style:parent-style-name="Frame">
      <style:graphic-properties svg:stroke-width="0.152cm" draw:marker-start-width="0.579cm" draw:marker-end-width="0.579cm" draw:fill-color="#b4c7dc" draw:textarea-horizontal-align="justify" draw:textarea-vertical-align="middle" draw:auto-grow-height="false" fo:min-height="4.108cm" fo:min-width="6.909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 style:parent-style-name="Frame">
      <style:graphic-properties svg:stroke-width="0.152cm" draw:marker-start-width="0.579cm" draw:marker-end-width="0.579cm" draw:fill-color="#b4c7dc" draw:textarea-horizontal-align="justify" draw:textarea-vertical-align="middle" draw:auto-grow-height="false" fo:min-height="4.108cm" fo:min-width="6.91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draw:custom-shape text:anchor-type="paragraph" draw:z-index="6" draw:name="Forma 1" draw:style-name="gr6" draw:text-style-name="P15" svg:width="7.557cm" svg:height="4.53cm" svg:x="1.161cm" svg:y="0.4cm"><text:p text:style-name="P4">Un kilogramo y medi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7" draw:name="Forma 3" draw:style-name="gr6" draw:text-style-name="P15" svg:width="7.557cm" svg:height="4.53cm" svg:x="10.271cm" svg:y="0.332cm"><text:p text:style-name="P6">Un kilogramo y 350 gra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"/>
      <text:p text:style-name="P3"><draw:custom-shape text:anchor-type="paragraph" draw:z-index="8" draw:name="Forma 2" draw:style-name="gr6" draw:text-style-name="P15" svg:width="7.557cm" svg:height="4.53cm" svg:x="1.187cm" svg:y="4.267cm"><text:p text:style-name="P5">Un kilo y cuart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9" draw:name="Forma 4" draw:style-name="gr8" draw:text-style-name="P16" svg:width="7.624cm" svg:height="4.596cm" svg:x="10.119cm" svg:y="4.156cm"><text:p text:style-name="P6">1550 gra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0" draw:name="Forma 6" draw:style-name="gr7" draw:text-style-name="P16" svg:width="7.623cm" svg:height="4.596cm" svg:x="1.139cm" svg:y="9.199cm"><text:p text:style-name="P5">Un kilo y tres cuart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1" draw:name="Forma 7" draw:style-name="gr6" draw:text-style-name="P15" svg:width="7.557cm" svg:height="4.53cm" svg:x="10.119cm" svg:y="9.14cm"><text:p text:style-name="P7"><text:span text:style-name="T4">D</text:span>os kilogramos y cuart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2" draw:name="Forma 9" draw:style-name="gr5" draw:text-style-name="P14" svg:width="7.557cm" svg:height="4.53cm" svg:x="1.05cm" svg:y="14.168cm"><text:p text:style-name="P4"><text:span text:style-name="T2">2</text:span>50 gra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3" draw:name="Forma 11" draw:style-name="gr5" draw:text-style-name="P14" svg:width="7.557cm" svg:height="4.53cm" svg:x="1.002cm" svg:y="19.131cm"><text:p text:style-name="P7">Medio kilogram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name="Forma 12" draw:style-name="gr5" draw:text-style-name="P14" svg:width="7.557cm" svg:height="4.53cm" svg:x="10.236cm" svg:y="19.133cm"><text:p text:style-name="P7">Cuarto y mitad de kilogram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2" draw:name="Forma 8" draw:style-name="gr2" draw:text-style-name="P14" svg:width="7.557cm" svg:height="4.53cm" svg:x="10.093cm" svg:y="14.12cm"><text:p text:style-name="P4"><text:span text:style-name="T4">525</text:span> gra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2"><draw:custom-shape text:anchor-type="paragraph" draw:z-index="15" draw:name="Forma 5" draw:style-name="gr2" draw:text-style-name="P14" svg:width="7.557cm" svg:height="4.53cm" svg:x="1.245cm" svg:y="1.909cm"><text:p text:style-name="P7">Tres cuartos de kilogram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6" draw:name="Forma 10" draw:style-name="gr5" draw:text-style-name="P14" svg:width="7.557cm" svg:height="4.53cm" svg:x="10.356cm" svg:y="1.84cm"><text:p text:style-name="P7">480 gra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7" draw:name="Forma 13" draw:style-name="gr1" draw:text-style-name="P13" svg:width="7.557cm" svg:height="4.53cm" svg:x="1.298cm" svg:y="6.78cm"><text:p text:style-name="P7">Dos euros y medio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8" draw:name="Forma 14" draw:style-name="gr4" draw:text-style-name="P13" svg:width="7.624cm" svg:height="4.596cm" svg:x="10.231cm" svg:y="6.669cm"><text:p text:style-name="P4"/><text:p text:style-name="P7">Un euro y veinticinco céntimos,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9" draw:name="Forma 18" draw:style-name="gr4" draw:text-style-name="P13" svg:width="7.623cm" svg:height="4.596cm" svg:x="1.251cm" svg:y="11.712cm"><text:p text:style-name="P7">Un euro y cinco cénti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0" draw:name="Forma 19" draw:style-name="gr3" draw:text-style-name="P13" svg:width="7.557cm" svg:height="4.53cm" svg:x="10.231cm" svg:y="11.654cm"><text:p text:style-name="P7"><text:span text:style-name="T1">T</text:span>res euros y dos centi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1" draw:name="Forma 20" draw:style-name="gr3" draw:text-style-name="P13" svg:width="7.557cm" svg:height="4.53cm" svg:x="1.161cm" svg:y="16.681cm"><text:p text:style-name="P7">Dos euros y cuarenta y cinco cénti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3" draw:name="Forma 15" draw:style-name="gr1" draw:text-style-name="P13" svg:width="7.557cm" svg:height="4.53cm" svg:x="10.231cm" svg:y="16.656cm"><text:p text:style-name="P7">Doscientos cuarenta céntimos.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07fb0" officeooo:paragraph-rsid="00207fb0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MP2" style:family="paragraph" style:parent-style-name="Normal">
      <style:text-properties fo:color="#000000" loext:opacity="100%" style:font-name="Atkinson Hyperlegible1" fo:text-shadow="1pt 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MP0" style:page-layout-name="Mpm2" draw:style-name="Mdp1">
      <style:header>
        <text:p text:style-name="Header"><draw:frame draw:style-name="Mfr1" draw:name="Imagen2" text:anchor-type="paragraph" svg:x="-0.095cm" svg:y="-0.441cm" svg:width="18.964cm" style:rel-width="scale" svg:height="2.067cm" style:rel-height="scale" draw:z-index="0"><draw:image xlink:href="Pictures/1000000100000340000000539CEC416C8E8B8C45.png" xlink:type="simple" xlink:show="embed" xlink:actuate="onLoad" draw:mime-type="image/png"/></draw:frame><draw:frame draw:style-name="Mfr2" draw:name="Marco16" text:anchor-type="paragraph" svg:x="3.771cm" svg:y="0.06cm" svg:width="10.167cm" style:rel-width="scale" svg:height="0.903cm" style:rel-height="scale" draw:z-index="42"><draw:text-box><text:p text:style-name="MP1">Actividad: Ordena las tarjetas</text:p><text:p text:style-name="MP2"/><text:p text:style-name="Normal"/></draw:text-box></draw:frame></text:p>
      </style:header>
      <style:footer>
        <text:p text:style-name="Footer"><draw:frame draw:style-name="Mfr1" draw:name="Imagen 4" text:anchor-type="paragraph" svg:x="0.104cm" svg:y="0.436cm" svg:width="11.677cm" style:rel-width="scale" svg:height="0.811cm" style:rel-height="scale" draw:z-index="2"><draw:image xlink:href="Pictures/1008678000002D8A000002FA713F1ABC47F45807.emf" xlink:type="simple" xlink:show="embed" xlink:actuate="onLoad" draw:mime-type="image/x-emf"/><draw:image xlink:href="Pictures/10000001000001B90000001D031DF12C49FBDFD9.png" xlink:type="simple" xlink:show="embed" xlink:actuate="onLoad" draw:mime-type="image/png"/></draw:frame><draw:frame draw:style-name="Mfr1" draw:name="Imagen 5" text:anchor-type="paragraph" svg:x="16.85cm" svg:y="0.316cm" svg:width="2.187cm" style:rel-width="scale" svg:height="0.811cm" style:rel-height="scale" draw:z-index="4"><draw:image xlink:href="Pictures/10004D300000086F000002FA55ECA1192C2182AD.emf" xlink:type="simple" xlink:show="embed" xlink:actuate="onLoad" draw:mime-type="image/x-emf"/><draw:image xlink:href="Pictures/10000001000000520000001D8917F301FDF7E2C7.png" xlink:type="simple" xlink:show="embed" xlink:actuate="onLoad" draw:mime-type="image/png"/></draw:frame></text:p>
      </style:footer>
    </style:master-page>
    <style:master-page style:name="End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/>
    <dc:description/>
    <dc:subject/>
    <meta:initial-creator>Microsoft Office User</meta:initial-creator>
    <meta:creation-date>2021-05-18T09:26:00Z</meta:creation-date>
    <dc:date>2021-11-25T20:23:55.837000000</dc:date>
    <meta:editing-cycles>8</meta:editing-cycles>
    <meta:editing-duration>PT1H31M52S</meta:editing-duration>
    <meta:print-date>2021-11-25T20:24:22.170000000</meta:print-date>
    <meta:document-statistic meta:table-count="0" meta:image-count="4" meta:object-count="0" meta:page-count="2" meta:paragraph-count="20" meta:word-count="78" meta:character-count="453" meta:non-whitespace-character-count="395"/>
    <meta:template xlink:type="simple" xlink:actuate="onRequest" xlink:title="" xlink:href="../REA1/plantilla_infografia.odt/Normal.dotm"/>
  </office:meta>
</office:document-meta>
</file>